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font-size="14pt" style:font-name-asian="Times New Roman2" style:font-size-asian="14pt" style:font-name-complex="Times New Roman2" style:font-size-complex="14pt"/>
    </style:style>
    <style:style style:name="T10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63.png" xlink:type="simple" xlink:show="embed" xlink:actuate="onLoad"/></draw:frame></text:p>
          </table:table-cell>
          <table:table-cell table:style-name="Table1.B1" office:value-type="string">
            <text:h text:style-name="P6" text:outline-level="1">Операция БОЛЬШЕ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5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6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9">Блок </text:span><text:span text:style-name="T10">р</text:span><text:span text:style-name="T12">еализует логическую операцию </text:span><text:span text:style-name="T10">БОЛЬШЕ</text:span><text:span text:style-name="T12">:</text:span></text:p>
            <text:p text:style-name="P3"><text:span text:style-name="T13"><draw:frame draw:style-name="fr3" draw:name="Объект1" text:anchor-type="as-char" svg:width="5.995cm" svg:height="1.393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3">,</text:span></text:p>
            <text:p text:style-name="P2"><text:span text:style-name="T6">где </text:span><text:span text:style-name="T2">y(t)</text:span><text:span text:style-name="T3"> </text:span><text:span text:style-name="T6">– выходной сигнал блока, <text:s/></text:span><text:span text:style-name="T2">x</text:span><text:span text:style-name="T7">₁</text:span><text:span text:style-name="T2">(t)</text:span><text:span text:style-name="T4">,</text:span><text:span text:style-name="T8"> </text:span><text:span text:style-name="T2">x</text:span><text:span text:style-name="T7">₂</text:span><text:span text:style-name="T2">(t)</text:span><text:span text:style-name="T6"> – входные сигналы.</text:span></text:p>
            <text:p text:style-name="P2"><text:span text:style-name="T11">Свойства</text:span>:</text:p>
            <text:list xml:id="list1155028442740049321" text:style-name="L1">
              <text:list-item>
                <text:p text:style-name="P7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БОЛЬШЕ</dc:title>
    <dc:date>2014-12-16T20:10:50.76</dc:date>
    <meta:generator>OpenOffice/4.1.1$Win32 OpenOffice.org_project/411m6$Build-9775</meta:generator>
    <meta:editing-duration>PT2H11M18S</meta:editing-duration>
    <meta:editing-cycles>97</meta:editing-cycles>
    <meta:document-statistic meta:table-count="1" meta:image-count="2" meta:object-count="1" meta:page-count="1" meta:paragraph-count="11" meta:word-count="61" meta:character-count="37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x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x_1(t) &gt; x_2(t); #
alignl 0, ~ если x_1(t) &lt;= x_2(t);  }
right none
</annotation>
  </semantics>
</math>
</file>